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GB" officeooo:rsid="0104c813" officeooo:paragraph-rsid="0104c813"/>
    </style:style>
    <style:style style:name="P2" style:family="paragraph" style:parent-style-name="Standard">
      <style:text-properties fo:language="en" fo:country="GB" officeooo:rsid="01080113" officeooo:paragraph-rsid="01080113"/>
    </style:style>
    <style:style style:name="P3" style:family="paragraph" style:parent-style-name="Standard">
      <style:paragraph-properties fo:break-before="page"/>
      <style:text-properties fo:language="en" fo:country="GB" officeooo:rsid="01080113" officeooo:paragraph-rsid="01080113"/>
    </style:style>
    <style:style style:name="P4" style:family="paragraph" style:parent-style-name="Standard">
      <style:text-properties fo:language="en" fo:country="GB" officeooo:rsid="010928be" officeooo:paragraph-rsid="010928be"/>
    </style:style>
    <style:style style:name="T1" style:family="text">
      <style:text-properties officeooo:rsid="010632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70</text:p>
      <text:p text:style-name="P1"/>
      <text:p text:style-name="P1">Ex <text:span text:style-name="T1">4</text:span></text:p>
      <text:p text:style-name="P1"/>
      <text:p text:style-name="P1">Multimedia refers to content that incorporates a combination of different media types, such as text, audio, video, graphics, and interactive elements, to deliver information or entertainment. It is a broad term that encompasses various forms of digital or interactive media designed to engage and inform audiences through multiple sensory channels simultaneously. Multimedia can be found in various contexts, including websites, presentations, educational materials, entertainment, and more, and it often aims to enhance the overall user experience by appealing to multiple senses.</text:p>
      <text:p text:style-name="P1"/>
      <text:p text:style-name="P2">Ex 5</text:p>
      <text:p text:style-name="P2"/>
      <text:p text:style-name="P2">a) animation</text:p>
      <text:p text:style-name="P2">b) video/audio clip</text:p>
      <text:p text:style-name="P2">c) presentation</text:p>
      <text:p text:style-name="P2">d) tutorial</text:p>
      <text:p text:style-name="P2">e) media</text:p>
      <text:p text:style-name="P2">f) videogame</text:p>
      <text:p text:style-name="P2">g) digitise</text:p>
      <text:p text:style-name="P2">h) interactivity</text:p>
      <text:p text:style-name="P2">I) simulation</text:p>
      <text:p text:style-name="P2">j) far use</text:p>
      <text:p text:style-name="P2"/>
      <text:p text:style-name="P2"/>
      <text:p text:style-name="P2">Page 71</text:p>
      <text:p text:style-name="P2"/>
      <text:p text:style-name="P2">Ex 2</text:p>
      <text:p text:style-name="P2"/>
      <text:p text:style-name="P2">Paragraph. 1 → c</text:p>
      <text:p text:style-name="P2">Paragraph. 2 → e</text:p>
      <text:p text:style-name="P2">Paragraph. 3 → a</text:p>
      <text:p text:style-name="P2">Paragraph. 4 → d</text:p>
      <text:p text:style-name="P2">Paragraph 5 → b</text:p>
      <text:p text:style-name="P2"/>
      <text:p text:style-name="P2"/>
      <text:p text:style-name="P3">Page 72</text:p>
      <text:p text:style-name="P2"/>
      <text:p text:style-name="P2">Ex 3</text:p>
      <text:p text:style-name="P2"/>
      <text:p text:style-name="P2"/>
      <text:p text:style-name="P2"/>
      <text:p text:style-name="P2"/>
      <text:p text:style-name="P2">Ex 4</text:p>
      <text:p text:style-name="P2"/>
      <text:p text:style-name="P4">P1:</text:p>
      <text:p text:style-name="P4">Experimenting → </text:p>
      <text:p text:style-name="P4">Familiar, famous → well-know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7:19:42.871888020</meta:creation-date>
    <dc:date>2023-09-20T16:51:31.736373742</dc:date>
    <meta:editing-duration>P1DT43M45S</meta:editing-duration>
    <meta:editing-cycles>214</meta:editing-cycles>
    <meta:generator>LibreOffice/7.3.7.2$Linux_X86_64 LibreOffice_project/30$Build-2</meta:generator>
    <meta:document-statistic meta:table-count="0" meta:image-count="0" meta:object-count="0" meta:page-count="2" meta:paragraph-count="27" meta:word-count="146" meta:character-count="876" meta:non-whitespace-character-count="756"/>
  </office:meta>
</office:document-meta>
</file>